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85mm"/>
    </style:style>
    <style:style style:name="co3" style:family="table-column">
      <style:table-column-properties fo:break-before="auto" style:column-width="4.53mm"/>
    </style:style>
    <style:style style:name="co4" style:family="table-column">
      <style:table-column-properties fo:break-before="auto" style:column-width="131.92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170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erif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erif"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ystem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d:</text:p>
          </table:table-cell>
          <table:table-cell office:value-type="string" calcext:value-type="string">
            <text:p>a system &amp; service manager</text:p>
          </table:table-cell>
          <table:table-cell table:number-columns-repeated="8"/>
          <table:table-cell office:value-type="string" calcext:value-type="string">
            <text:p>runs as PID1, starts the rest of the sys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t itself is a system daemon</text:p>
          </table:table-cell>
          <table:table-cell table:number-columns-repeated="8"/>
          <table:table-cell office:value-type="string" calcext:value-type="string">
            <text:p>a comprehensive, integrated and modular platform providing everything nedeed to bootstrap &amp; maintain an OS' system userspa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features aggressive parallelization capabiliti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uses socket &amp; D-Bus activation for starting servi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offers on-demand starting of daem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keeps track of processes using Linux control group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supports snapshotting &amp; restoring of the system st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maintains mount &amp; automount poi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implements an elaborate transactional dependency-based service control 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supports SysV and LSB init scripts &amp; works as a replacement for sysvin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ther parts include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a logging dae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ilities to control basic system configuration, like hostname, date, loca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list of :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logged-in user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running container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virtual machine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ystem account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runtime directories &amp; setting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aemons to manage: 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imple network configura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network time synchroniza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log forwarding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name resolution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dev:</text:p>
          </table:table-cell>
          <table:table-cell office:value-type="string" calcext:value-type="string">
            <text:p>the device manag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ysvinit</text:p>
          </table:table-cell>
          <table:table-cell office:value-type="string" calcext:value-type="string">
            <text:p>Upstart</text:p>
          </table:table-cell>
          <table:table-cell office:value-type="string" calcext:value-type="string">
            <text:p>system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terfacing via D-Bu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hell-free bootup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odular C coded early boot services included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ad-Ahea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1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ocket-based Activat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2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ocket-based Activation: inetd compatibility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2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Bus-based Activat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3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evice-based Activat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4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figuration of device dependencies with udev rul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Path-based Activation (inotify)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Timer-based Activ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ount handling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5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fsck handling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[5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Quota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tomount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wap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napshotting of system stat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XDG_RUNTIME_DIR Support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Optionally kills remaining processes of users logging out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Linux Control Groups Integ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dit record generation for started servic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ELinux integ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PAM integ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Encrypted hard disk handling (LUKS)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" office:value-type="string" calcext:value-type="string">
            <text:p>SSL Certificate/LUKS Password handling, including Plymouth, Console, wall(1), TTY and GNOME agen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Network Loopback device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binfmt_misc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ystem-wide locale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sole and keyboard setup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frastructure for creating, removing, cleaning up of temporary and volatile fil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andling for /proc/sys sysct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Plymouth integration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ave/restore random seed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tatic loading of kernel modul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tomatic serial console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nique Machine ID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ynamic host name and machine meta data handl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liable termination of servic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Early boot /dev/log logg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inimal kmsg-based syslog daemon for embedded us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spawning on service crash without losing connectivi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Gapless service upgrad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Graphical U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Built-In Profiling and Tool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stantiated servic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PolicyKit integ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mote access/Cluster support built into client tool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an list all processes of a servic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an identify service of a proces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tomatic per-service CPU cgroups to even out CPU usage between them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Automatic per-user cgroup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ysV compatibility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ysV services controllable like native servic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ysV-compatible /dev/initct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execution with full serialization of sta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teractive boot-up</text:p>
          </table:table-cell>
          <table:table-cell table:number-columns-repeated="2" table:style-name="ce2" office:value-type="string" calcext:value-type="string">
            <text:p>no[6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tainer support (as advanced chroot() replacement)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ependency-based bootup</text:p>
          </table:table-cell>
          <table:table-cell table:style-name="ce2" office:value-type="string" calcext:value-type="string">
            <text:p>no[7]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isabling of services without editing fil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Masking of services without editing fil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obust system shutdown within PID 1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Built-in kexec support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Dynamic service generatio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pstream support in various other OS componen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ervice files compatible between distribution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ignal delivery to servic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liable termination of user sessions before shutdown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tmp/wtmp support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" office:value-type="string" calcext:value-type="string">
            <text:p>Easily writable, extensible and parseable service files, suitable for manipulation with enterprise management tool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OOM Adjustment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[1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Working Directory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oot Directory (chroot())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Environment Variabl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Environment Variables from external fil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Resource Limit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ome[2]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mask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User/Group/Supplementary Group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O Scheduling Class/Priori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PU Scheduling Nice Value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PU Scheduling Policy/Priori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PU Scheduling Reset on fork()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PU affini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Timer Slack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apabilities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ecure Bits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trol Group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igh-level file system namespace control: making directories inacessibl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igh-level file system namespace control: making directories read-onl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igh-level file system namespace control: private /tmp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High-level file system namespace control: mount inheritanc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Input on Console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Output on Syslo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Output on kmsg/dmes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Output on arbitrary TTY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Kill signal control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ditional execution: by identified CPU virtualization/container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ditional execution: by file existanc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ditional execution: by security framework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nditional execution: by kernel command lin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Maturity</text:p>
          </table:table-cell>
          <table:table-cell table:style-name="ce2" office:value-type="string" calcext:value-type="string">
            <text:p>&gt; 15 years</text:p>
          </table:table-cell>
          <table:table-cell table:style-name="ce2" office:value-type="string" calcext:value-type="string">
            <text:p>6 years</text:p>
          </table:table-cell>
          <table:table-cell table:style-name="ce2" office:value-type="string" calcext:value-type="string">
            <text:p>1 year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pecialized professional consulting and engineering services available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SCM</text:p>
          </table:table-cell>
          <table:table-cell table:style-name="ce2" office:value-type="string" calcext:value-type="string">
            <text:p>Subversion</text:p>
          </table:table-cell>
          <table:table-cell table:style-name="ce2" office:value-type="string" calcext:value-type="string">
            <text:p>Bazaar</text:p>
          </table:table-cell>
          <table:table-cell table:style-name="ce2" office:value-type="string" calcext:value-type="string">
            <text:p>git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Copyright-assignment-free contributing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1016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rements" table:style-name="ta1"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1" table:number-columns-repeated="1019" table:default-cell-style-name="ce4"/>
        <table:table-row table:style-name="ro3">
          <table:table-cell table:style-name="ce3" office:value-type="string" calcext:value-type="string">
            <text:p>Kernel Config Options: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CONFIG_DEVTMPFS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CGROUPS</text:p>
          </table:table-cell>
          <table:table-cell table:style-name="ce3" table:number-columns-repeated="2"/>
          <table:table-cell table:style-name="ce3" office:value-type="string" calcext:value-type="string">
            <text:p>it is OK to disable all controllers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INOTIFY_USER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SIGNALFD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TIMERFD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EPOLL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NET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SYSFS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PROC_FS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FHANDLE</text:p>
          </table:table-cell>
          <table:table-cell table:style-name="ce3" table:number-columns-repeated="2"/>
          <table:table-cell table:style-name="ce3" office:value-type="string" calcext:value-type="string">
            <text:p>libudev, mount and bind mount handling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 calcext:value-type="string">
            <text:p>Kernel crypto/hash API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CONFIG_CRYPTO_USER_API_HASH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CRYPTO_HMAC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CRYPTO_SHA256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SYSFS_DEPRECATED=n</text:p>
          </table:table-cell>
          <table:table-cell table:style-name="ce3" table:number-columns-repeated="2"/>
          <table:table-cell table:style-name="ce3" office:value-type="string" calcext:value-type="string">
            <text:p>udev will fail to work with the legacy sysfs layout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UEVENT_HELPER_PATH=""</text:p>
          </table:table-cell>
          <table:table-cell table:style-name="ce3" table:number-columns-repeated="2"/>
          <table:table-cell table:style-name="ce3" office:value-type="string" calcext:value-type="string">
            <text:p>Legacy hotplug slows down the system and confuses udev: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FW_LOADER_USER_HELPER=n</text:p>
          </table:table-cell>
          <table:table-cell table:style-name="ce3" table:number-columns-repeated="2"/>
          <table:table-cell table:style-name="ce3" office:value-type="string" calcext:value-type="string">
            <text:p>Userspace firmware loading is not supported and should be disabled in the kernel: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DMIID</text:p>
          </table:table-cell>
          <table:table-cell table:style-name="ce3" table:number-columns-repeated="2"/>
          <table:table-cell table:style-name="ce3" office:value-type="string" calcext:value-type="string">
            <text:p>Some udev rules and virtualization detection relies on it: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BLK_DEV_BSG</text:p>
          </table:table-cell>
          <table:table-cell table:style-name="ce3" table:number-columns-repeated="2"/>
          <table:table-cell table:style-name="ce3" office:value-type="string" calcext:value-type="string">
            <text:p>Support for some SCSI devices serial number retrieval, to create additional symlinks in /dev/disk/ and /dev/tape: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NET_NS</text:p>
          </table:table-cell>
          <table:table-cell table:style-name="ce3" table:number-columns-repeated="2"/>
          <table:table-cell table:style-name="ce3" office:value-type="string" calcext:value-type="string">
            <text:p>Required for PrivateNetwork= in service units:</text:p>
          </table:table-cell>
          <table:table-cell table:style-name="ce3"/>
          <table:table-cell table:number-columns-repeated="1018"/>
        </table:table-row>
        <table:table-row table:style-name="ro3">
          <table:table-cell table:number-columns-repeated="4"/>
          <table:table-cell table:style-name="ce3" office:value-type="string" calcext:value-type="string">
            <text:p>Note that systemd-localed.service and other systemd units use PrivateNetwork so this is effectively required.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NFIG_USER_NS</text:p>
          </table:table-cell>
          <table:table-cell table:style-name="ce3" table:number-columns-repeated="2"/>
          <table:table-cell table:style-name="ce3" office:value-type="string" calcext:value-type="string">
            <text:p>Required for PrivateUsers= in service units: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 calcext:value-type="string">
            <text:p>Optional but strongly recommended: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CONFIG_IPV6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AUTOFS4_FS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ONFIG_TMPFS_XATTR</text:p>
          </table:table-cell>
          <table:table-cell table:style-name="ce3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{TMPFS,EXT4_FS,XFS,BTRFS_FS,...}_POSIX_ACL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SECCOMP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SECCOMP_FILTER</text:p>
          </table:table-cell>
          <table:table-cell table:style-name="ce5" table:number-columns-repeated="2"/>
          <table:table-cell table:style-name="ce5" office:value-type="string" calcext:value-type="string">
            <text:p>required for seccomp support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CONFIG_CHECKPOINT_RESTORE</text:p>
          </table:table-cell>
          <table:table-cell table:style-name="ce5" table:number-columns-repeated="2"/>
          <table:table-cell table:style-name="ce5" office:value-type="string" calcext:value-type="string">
            <text:p>for the kcmp() syscall</text:p>
          </table:table-cell>
          <table:table-cell table:style-name="ce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Required for CPUShares= in resource control unit settings</text:p>
          </table:table-cell>
          <table:table-cell table:number-columns-repeated="1023"/>
        </table:table-row>
        <table:table-row table:style-name="ro3">
          <table:table-cell/>
          <table:table-cell table:style-name="ce5" office:value-type="string" calcext:value-type="string">
            <text:p>CONFIG_CGROUP_SCHED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FAIR_GROUP_SCHED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Required for CPUQuota= in resource control unit settings</text:p>
          </table:table-cell>
          <table:table-cell table:number-columns-repeated="1023"/>
        </table:table-row>
        <table:table-row table:style-name="ro3">
          <table:table-cell/>
          <table:table-cell table:style-name="ce5" office:value-type="string" calcext:value-type="string">
            <text:p>CONFIG_CFS_BANDWIDTH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Required for IPAddressDeny= and IPAddressAllow= in resource control unit settings</text:p>
          </table:table-cell>
          <table:table-cell table:number-columns-repeated="1023"/>
        </table:table-row>
        <table:table-row table:style-name="ro3">
          <table:table-cell/>
          <table:table-cell table:style-name="ce5" office:value-type="string" calcext:value-type="string">
            <text:p>CONFIG_CGROUP_BPF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For UEFI systems:</text:p>
          </table:table-cell>
          <table:table-cell table:number-columns-repeated="1023"/>
        </table:table-row>
        <table:table-row table:style-name="ro3">
          <table:table-cell/>
          <table:table-cell table:style-name="ce5" office:value-type="string" calcext:value-type="string">
            <text:p>CONFIG_EFIVAR_FS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CONFIG_EFI_PARTITION</text:p>
          </table:table-cell>
          <table:table-cell table:style-name="ce5" table:number-columns-repeated="2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CONFIG_RT_GROUP_SCHED=n</text:p>
          </table:table-cell>
          <table:table-cell table:style-name="ce5" table:number-columns-repeated="2"/>
          <table:table-cell table:number-columns-repeated="1020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glibc</text:p>
          </table:table-cell>
          <table:table-cell table:style-name="ce5"/>
          <table:table-cell table:style-name="ce5" office:value-type="string" calcext:value-type="string">
            <text:p>&gt;= 2.16</text:p>
          </table:table-cell>
          <table:table-cell table:style-name="Default"/>
          <table:table-cell table:style-name="ce5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libcap</text:p>
          </table:table-cell>
          <table:table-cell table:style-name="ce5"/>
          <table:table-cell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libmount</text:p>
          </table:table-cell>
          <table:table-cell table:style-name="ce5"/>
          <table:table-cell table:style-name="ce5" office:value-type="string" calcext:value-type="string">
            <text:p>&gt;= 2.30 (from util-linux)</text:p>
          </table:table-cell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8"/>
          <table:table-cell/>
          <table:table-cell table:style-name="ce5" office:value-type="string" calcext:value-type="string">
            <text:p>util-linux *must* be built without --enable-libmount-support-mtab</text:p>
          </table:table-cell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8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6" office:value-type="string" calcext:value-type="string">
            <text:p>libseccomp</text:p>
          </table:table-cell>
          <table:table-cell/>
          <table:table-cell table:style-name="ce5" office:value-type="string" calcext:value-type="string">
            <text:p>&gt;= 2.3.1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6" office:value-type="string" calcext:value-type="string">
            <text:p>libblkid</text:p>
          </table:table-cell>
          <table:table-cell/>
          <table:table-cell table:style-name="ce5" office:value-type="string" calcext:value-type="string">
            <text:p>&gt;= 2.24 (from util-linux)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7" office:value-type="string" calcext:value-type="string">
            <text:p>libkmod</text:p>
          </table:table-cell>
          <table:table-cell/>
          <table:table-cell table:style-name="ce2" office:value-type="string" calcext:value-type="string">
            <text:p>&gt;= 15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7" office:value-type="string" calcext:value-type="string">
            <text:p>PAM</text:p>
          </table:table-cell>
          <table:table-cell/>
          <table:table-cell table:style-name="ce2" office:value-type="string" calcext:value-type="string">
            <text:p>&gt;= 1.1.2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>
            <text:p>optional</text:p>
          </table:table-cell>
          <table:table-cell table:style-name="ce2" office:value-type="string" calcext:value-type="string">
            <text:p>libcryptsetup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audit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acl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selinux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lzma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lz4</text:p>
          </table:table-cell>
          <table:table-cell/>
          <table:table-cell table:style-name="ce2" office:value-type="string" calcext:value-type="string">
            <text:p>&gt;= 119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ibgcrypt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qrencode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microhttpd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python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libidn2</text:p>
          </table:table-cell>
          <table:table-cell table:style-name="ce2" office:value-type="string" calcext:value-type="string">
            <text:p>or libid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lfutils</text:p>
          </table:table-cell>
          <table:table-cell table:style-name="Default"/>
          <table:table-cell table:style-name="ce2" office:value-type="string" calcext:value-type="string">
            <text:p>&gt;= 158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olkit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pkg-config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gperf</text:p>
          </table:table-cell>
          <table:table-cell table:number-columns-repeated="1022"/>
        </table:table-row>
        <table:table-row table:style-name="ro3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sybox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usybox init + mdev</text:p>
          </table:table-cell>
        </table:table-row>
      </table:table>
      <table:table table:name="sysvinit" table:style-name="ta1">
        <table:table-column table:style-name="co1" table:default-cell-style-name="Default"/>
        <table:table-row table:style-name="ro1">
          <table:table-cell/>
        </table:table-row>
      </table:table>
      <table:table table:name="upstar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 style:data-style-name="N2" text:time-value="21:14:02.743229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3:50:54.725938392</meta:creation-date>
    <meta:generator>LibreOffice/5.4.6.2$Linux_X86_64 LibreOffice_project/40m0$Build-2</meta:generator>
    <dc:date>2018-05-29T22:30:02.419189893</dc:date>
    <meta:editing-duration>PT8H37M2S</meta:editing-duration>
    <meta:editing-cycles>89</meta:editing-cycles>
    <meta:document-statistic meta:table-count="5" meta:cell-count="544" meta:object-count="0"/>
  </office:meta>
</office:document-meta>
</file>